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25.569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10.986cm"/>
    </style:style>
    <style:style style:name="co11" style:family="table-column">
      <style:table-column-properties fo:break-before="auto" style:column-width="15.854cm"/>
    </style:style>
    <style:style style:name="co12" style:family="table-column">
      <style:table-column-properties fo:break-before="auto" style:column-width="15.748cm"/>
    </style:style>
    <style:style style:name="co13" style:family="table-column">
      <style:table-column-properties fo:break-before="auto" style:column-width="20.003cm"/>
    </style:style>
    <style:style style:name="co14" style:family="table-column">
      <style:table-column-properties fo:break-before="auto" style:column-width="14.965cm"/>
    </style:style>
    <style:style style:name="co15" style:family="table-column">
      <style:table-column-properties fo:break-before="auto" style:column-width="18.21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3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02cm solid #000000"/>
    </style:style>
    <style:style style:name="ce7" style:family="table-cell" style:parent-style-name="Default" style:data-style-name="N0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30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30">
      <style:table-cell-properties fo:wrap-option="wrap" style:vertical-align="automatic"/>
    </style:style>
    <style:style style:name="ce15" style:family="table-cell" style:parent-style-name="Default" style:data-style-name="N37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automatic"/>
    </style:style>
    <style:style style:name="ce19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30">
      <style:table-cell-properties fo:border-bottom="none" fo:wrap-option="wrap" fo:border-left="0.002cm solid #000000" fo:border-right="none" fo:border-top="none" style:vertical-align="automatic"/>
    </style:style>
    <style:style style:name="ce21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22" style:family="table-cell" style:parent-style-name="Default" style:data-style-name="N0">
      <style:table-cell-properties fo:border="0.002cm solid #000000"/>
      <style:text-properties fo:font-style="italic" style:font-style-asian="italic" style:font-style-complex="italic"/>
    </style:style>
    <style:style style:name="ce23" style:family="table-cell" style:parent-style-name="Default" style:data-style-name="N37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wrap-option="wrap" fo:border-left="0.002cm solid #000000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otaal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default-cell-style-name="ce4"/>
        <table:table-column table:style-name="co7" table:number-columns-repeated="1008" table:default-cell-style-name="ce4"/>
        <table:table-row table:style-name="ro1">
          <table:table-cell table:style-name="ce1" office:value-type="string">
            <text:p>Naam</text:p>
          </table:table-cell>
          <table:table-cell table:style-name="ce5" table:formula="of:=CONCATENATE(&quot;Week &quot;;TEXT(COLUMN()-1;0))" office:value-type="string" office:string-value="Week 1">
            <text:p>Week 1</text:p>
          </table:table-cell>
          <table:table-cell table:style-name="ce5" table:formula="of:=CONCATENATE(&quot;Week &quot;;TEXT(COLUMN()-1;0))" office:value-type="string" office:string-value="Week 2">
            <text:p>Week 2</text:p>
          </table:table-cell>
          <table:table-cell table:style-name="ce5" table:formula="of:=CONCATENATE(&quot;Week &quot;;TEXT(COLUMN()-1;0))" office:value-type="string" office:string-value="Week 3">
            <text:p>Week 3</text:p>
          </table:table-cell>
          <table:table-cell table:style-name="ce5" table:formula="of:=CONCATENATE(&quot;Week &quot;;TEXT(COLUMN()-1;0))" office:value-type="string" office:string-value="Week 4">
            <text:p>Week 4</text:p>
          </table:table-cell>
          <table:table-cell table:style-name="ce5" table:formula="of:=CONCATENATE(&quot;Week &quot;;TEXT(COLUMN()-1;0))" office:value-type="string" office:string-value="Week 5">
            <text:p>Week 5</text:p>
          </table:table-cell>
          <table:table-cell table:style-name="ce5" table:formula="of:=CONCATENATE(&quot;Week &quot;;TEXT(COLUMN()-1;0))" office:value-type="string" office:string-value="Week 6">
            <text:p>Week 6</text:p>
          </table:table-cell>
          <table:table-cell table:style-name="ce5" table:formula="of:=CONCATENATE(&quot;Week &quot;;TEXT(COLUMN()-1;0))" office:value-type="string" office:string-value="Week 7">
            <text:p>Week 7</text:p>
          </table:table-cell>
          <table:table-cell table:number-columns-repeated="2" table:style-name="ce5" office:value-type="string">
            <text:p>Paasvakantie</text:p>
          </table:table-cell>
          <table:table-cell table:style-name="ce5" table:formula="of:=CONCATENATE(&quot;Week &quot;;TEXT(COLUMN()-3;0))" office:value-type="string" office:string-value="Week 8">
            <text:p>Week 8</text:p>
          </table:table-cell>
          <table:table-cell table:style-name="ce5" table:formula="of:=CONCATENATE(&quot;Week &quot;;TEXT(COLUMN()-3;0))" office:value-type="string" office:string-value="Week 9">
            <text:p>Week 9</text:p>
          </table:table-cell>
          <table:table-cell table:style-name="ce5" table:formula="of:=CONCATENATE(&quot;Week &quot;;TEXT(COLUMN()-3;0))" office:value-type="string" office:string-value="Week 10">
            <text:p>Week 10</text:p>
          </table:table-cell>
          <table:table-cell table:style-name="ce5" table:formula="of:=CONCATENATE(&quot;Week &quot;;TEXT(COLUMN()-3;0))" office:value-type="string" office:string-value="Week 11">
            <text:p>Week 11</text:p>
          </table:table-cell>
          <table:table-cell table:style-name="ce5" table:formula="of:=CONCATENATE(&quot;Week &quot;;TEXT(COLUMN()-3;0))" office:value-type="string" office:string-value="Week 12">
            <text:p>Week 12</text:p>
          </table:table-cell>
          <table:table-cell table:style-name="ce5" office:value-type="string">
            <text:p>Tota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teven Bastiaens</text:p>
          </table:table-cell>
          <table:table-cell table:formula="of:=[Steven_Bastiaens.C12]" office:value-type="float" office:value="6.5">
            <text:p>6,5</text:p>
          </table:table-cell>
          <table:table-cell table:formula="of:=[Steven_Bastiaens.C24]" office:value-type="float" office:value="6.75">
            <text:p>6,75</text:p>
          </table:table-cell>
          <table:table-cell table:formula="of:=[Steven_Bastiaens.C37]" office:value-type="float" office:value="19.15">
            <text:p>19,15</text:p>
          </table:table-cell>
          <table:table-cell table:formula="of:=[Steven_Bastiaens.C49]" office:value-type="float" office:value="26.55">
            <text:p>26,55</text:p>
          </table:table-cell>
          <table:table-cell table:formula="of:=[Steven_Bastiaens.C61]" office:value-type="float" office:value="15.5">
            <text:p>15,5</text:p>
          </table:table-cell>
          <table:table-cell table:formula="of:=[Steven_Bastiaens.C75]" office:value-type="float" office:value="11">
            <text:p>11</text:p>
          </table:table-cell>
          <table:table-cell table:formula="of:=[Steven_Bastiaens.C89]" office:value-type="float" office:value="13.1">
            <text:p>13,1</text:p>
          </table:table-cell>
          <table:table-cell table:formula="of:=[Steven_Bastiaens.C95]" office:value-type="float" office:value="2.5">
            <text:p>2,5</text:p>
          </table:table-cell>
          <table:table-cell table:formula="of:=[Steven_Bastiaens.C102]" office:value-type="float" office:value="9.7">
            <text:p>9,7</text:p>
          </table:table-cell>
          <table:table-cell table:formula="of:=[Steven_Bastiaens.C116]" office:value-type="float" office:value="22.15">
            <text:p>22,15</text:p>
          </table:table-cell>
          <table:table-cell table:formula="of:=[Steven_Bastiaens.C130]" office:value-type="float" office:value="6">
            <text:p>6</text:p>
          </table:table-cell>
          <table:table-cell table:formula="of:=[Steven_Bastiaens.C144]" office:value-type="float" office:value="7.5">
            <text:p>7,5</text:p>
          </table:table-cell>
          <table:table-cell table:formula="of:=[Steven_Bastiaens.C161]" office:value-type="float" office:value="23.32">
            <text:p>23,32</text:p>
          </table:table-cell>
          <table:table-cell/>
          <table:table-cell table:style-name="ce8" table:formula="of:=SUM([.B2:.O2])" office:value-type="float" office:value="169.72">
            <text:p>169,7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Benjamin Coussaert</text:p>
          </table:table-cell>
          <table:table-cell table:style-name="ce6" table:formula="of:=[Benjamin_Cousaert.C12]" office:value-type="float" office:value="3">
            <text:p>3</text:p>
          </table:table-cell>
          <table:table-cell table:style-name="ce6" table:formula="of:=[Benjamin_Cousaert.C24]" office:value-type="float" office:value="5.25">
            <text:p>5,25</text:p>
          </table:table-cell>
          <table:table-cell table:style-name="ce6" table:formula="of:=[Benjamin_Cousaert.C45]" office:value-type="float" office:value="23.25">
            <text:p>23,25</text:p>
          </table:table-cell>
          <table:table-cell table:style-name="ce6" table:formula="of:=[Benjamin_Cousaert.C65]" office:value-type="float" office:value="22.5">
            <text:p>22,5</text:p>
          </table:table-cell>
          <table:table-cell table:style-name="ce6" table:formula="of:=[Benjamin_Cousaert.C77]" office:value-type="float" office:value="19.5">
            <text:p>19,5</text:p>
          </table:table-cell>
          <table:table-cell table:style-name="ce6" table:formula="of:=[Benjamin_Cousaert.C91]" office:value-type="float" office:value="13.5">
            <text:p>13,5</text:p>
          </table:table-cell>
          <table:table-cell table:formula="of:=[Benjamin_Cousaert.C109]" office:value-type="float" office:value="23">
            <text:p>23</text:p>
          </table:table-cell>
          <table:table-cell table:formula="of:=[Benjamin_Cousaert.C114]" office:value-type="float" office:value="0.5">
            <text:p>0,5</text:p>
          </table:table-cell>
          <table:table-cell table:formula="of:=[Benjamin_Cousaert.C121]" office:value-type="float" office:value="3">
            <text:p>3</text:p>
          </table:table-cell>
          <table:table-cell table:formula="of:=[Benjamin_Cousaert.C128]" office:value-type="float" office:value="4.5">
            <text:p>4,5</text:p>
          </table:table-cell>
          <table:table-cell table:formula="of:=[Benjamin_Cousaert.C134]" office:value-type="float" office:value="0">
            <text:p>0</text:p>
          </table:table-cell>
          <table:table-cell table:formula="of:=[Benjamin_Cousaert.C148]" office:value-type="float" office:value="13.75">
            <text:p>13,75</text:p>
          </table:table-cell>
          <table:table-cell table:formula="of:=[Benjamin_Cousaert.C162]" office:value-type="float" office:value="14.5">
            <text:p>14,5</text:p>
          </table:table-cell>
          <table:table-cell/>
          <table:table-cell table:style-name="ce8" table:formula="of:=SUM([.B3:.O3])" office:value-type="float" office:value="146.25">
            <text:p>146,2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ls Mak</text:p>
          </table:table-cell>
          <table:table-cell table:formula="of:=[Nils_Mak.C12]" office:value-type="float" office:value="4.5">
            <text:p>4,5</text:p>
          </table:table-cell>
          <table:table-cell table:formula="of:=[Nils_Mak.C24]" office:value-type="float" office:value="6.5">
            <text:p>6,5</text:p>
          </table:table-cell>
          <table:table-cell table:formula="of:=[Nils_Mak.C39]" office:value-type="float" office:value="15.15">
            <text:p>15,15</text:p>
          </table:table-cell>
          <table:table-cell table:formula="of:=[Nils_Mak.C65]" office:value-type="float" office:value="26.5">
            <text:p>26,5</text:p>
          </table:table-cell>
          <table:table-cell table:formula="of:=[Nils_Mak.C80]" office:value-type="float" office:value="18.5">
            <text:p>18,5</text:p>
          </table:table-cell>
          <table:table-cell table:formula="of:=[Nils_Mak.C94]" office:value-type="float" office:value="15.5">
            <text:p>15,5</text:p>
          </table:table-cell>
          <table:table-cell table:formula="of:=[Nils_Mak.C108]" office:value-type="float" office:value="9.55">
            <text:p>9,55</text:p>
          </table:table-cell>
          <table:table-cell table:formula="of:=[Nils_Mak.C115]" office:value-type="float" office:value="9.3">
            <text:p>9,3</text:p>
          </table:table-cell>
          <table:table-cell table:formula="of:=[Nils_Mak.C122]" office:value-type="float" office:value="6.25">
            <text:p>6,25</text:p>
          </table:table-cell>
          <table:table-cell table:formula="of:=[Nils_Mak.C146]" office:value-type="float" office:value="27.85">
            <text:p>27,85</text:p>
          </table:table-cell>
          <table:table-cell table:formula="of:=[Nils_Mak.C160]" office:value-type="float" office:value="5.5">
            <text:p>5,5</text:p>
          </table:table-cell>
          <table:table-cell table:formula="of:=[Nils_Mak.C174]" office:value-type="float" office:value="8.95">
            <text:p>8,95</text:p>
          </table:table-cell>
          <table:table-cell table:formula="of:=[Nils_Mak.C188]" office:value-type="float" office:value="20.5">
            <text:p>20,5</text:p>
          </table:table-cell>
          <table:table-cell/>
          <table:table-cell table:style-name="ce8" table:formula="of:=SUM([.B4:.O4])" office:value-type="float" office:value="174.55">
            <text:p>174,5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ko Strijbol</text:p>
          </table:table-cell>
          <table:table-cell table:formula="of:=[Niko_Strijbol.C12]" office:value-type="float" office:value="3.5">
            <text:p>3,5</text:p>
          </table:table-cell>
          <table:table-cell table:formula="of:=[Niko_Strijbol.C24]" office:value-type="float" office:value="8.5">
            <text:p>8,5</text:p>
          </table:table-cell>
          <table:table-cell table:formula="of:=[Niko_Strijbol.C45]" office:value-type="float" office:value="16.33">
            <text:p>16,33</text:p>
          </table:table-cell>
          <table:table-cell table:formula="of:=[Niko_Strijbol.C64]" office:value-type="float" office:value="26.3">
            <text:p>26,3</text:p>
          </table:table-cell>
          <table:table-cell table:formula="of:=[Niko_Strijbol.C76]" office:value-type="float" office:value="19.75">
            <text:p>19,75</text:p>
          </table:table-cell>
          <table:table-cell table:formula="of:=[Niko_Strijbol.C90]" office:value-type="float" office:value="21.25">
            <text:p>21,25</text:p>
          </table:table-cell>
          <table:table-cell table:formula="of:=[Niko_Strijbol.C104]" office:value-type="float" office:value="11.25">
            <text:p>11,25</text:p>
          </table:table-cell>
          <table:table-cell table:formula="of:=[Niko_Strijbol.C110]" office:value-type="float" office:value="2.5">
            <text:p>2,5</text:p>
          </table:table-cell>
          <table:table-cell table:formula="of:=[Niko_Strijbol.C120]" office:value-type="float" office:value="7.25">
            <text:p>7,25</text:p>
          </table:table-cell>
          <table:table-cell table:formula="of:=[Niko_Strijbol.C134]" office:value-type="float" office:value="22.5">
            <text:p>22,5</text:p>
          </table:table-cell>
          <table:table-cell table:formula="of:=[Niko_Strijbol.C148]" office:value-type="float" office:value="3">
            <text:p>3</text:p>
          </table:table-cell>
          <table:table-cell table:formula="of:=[Niko_Strijbol.C162]" office:value-type="float" office:value="9.5">
            <text:p>9,5</text:p>
          </table:table-cell>
          <table:table-cell table:formula="of:=[Niko_Strijbol.C180]" office:value-type="float" office:value="12.5">
            <text:p>12,5</text:p>
          </table:table-cell>
          <table:table-cell/>
          <table:table-cell table:style-name="ce8" table:formula="of:=SUM([.B5:.O5])" office:value-type="float" office:value="164.13">
            <text:p>164,1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omien Van Steendam</text:p>
          </table:table-cell>
          <table:table-cell table:formula="of:=[Domien_Van_Steendam.C12]" office:value-type="float" office:value="9">
            <text:p>9</text:p>
          </table:table-cell>
          <table:table-cell table:formula="of:=[Domien_Van_Steendam.C24]" office:value-type="float" office:value="6.75">
            <text:p>6,75</text:p>
          </table:table-cell>
          <table:table-cell table:formula="of:=[Domien_Van_Steendam.C36]" office:value-type="float" office:value="20">
            <text:p>20</text:p>
          </table:table-cell>
          <table:table-cell table:formula="of:=[Domien_Van_Steendam.C48]" office:value-type="float" office:value="15.5">
            <text:p>15,5</text:p>
          </table:table-cell>
          <table:table-cell table:formula="of:=[Domien_Van_Steendam.C60]" office:value-type="float" office:value="20.25">
            <text:p>20,25</text:p>
          </table:table-cell>
          <table:table-cell table:formula="of:=[Domien_Van_Steendam.C74]" office:value-type="float" office:value="9.25">
            <text:p>9,25</text:p>
          </table:table-cell>
          <table:table-cell table:formula="of:=[Domien_Van_Steendam.C88]" office:value-type="float" office:value="10.25">
            <text:p>10,25</text:p>
          </table:table-cell>
          <table:table-cell table:formula="of:=[Domien_Van_Steendam.C98]" office:value-type="float" office:value="1.5">
            <text:p>1,5</text:p>
          </table:table-cell>
          <table:table-cell table:formula="of:=[Domien_Van_Steendam.C108]" office:value-type="float" office:value="7.5">
            <text:p>7,5</text:p>
          </table:table-cell>
          <table:table-cell table:formula="of:=[Domien_Van_Steendam.C121]" office:value-type="float" office:value="22.75">
            <text:p>22,75</text:p>
          </table:table-cell>
          <table:table-cell table:formula="of:=[Domien_Van_Steendam.C129]" office:value-type="float" office:value="5.25">
            <text:p>5,25</text:p>
          </table:table-cell>
          <table:table-cell table:formula="of:=[Domien_Van_Steendam.C143]" office:value-type="float" office:value="16.25">
            <text:p>16,25</text:p>
          </table:table-cell>
          <table:table-cell table:formula="of:=[Domien_Van_Steendam.C157]" office:value-type="float" office:value="11">
            <text:p>11</text:p>
          </table:table-cell>
          <table:table-cell/>
          <table:table-cell table:style-name="ce8" table:formula="of:=SUM([.B6:.O6])" office:value-type="float" office:value="155.25">
            <text:p>155,2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Karel VandenBussche</text:p>
          </table:table-cell>
          <table:table-cell table:formula="of:=[Karel_VandenBussche.C12]" office:value-type="float" office:value="3.5">
            <text:p>3,5</text:p>
          </table:table-cell>
          <table:table-cell table:formula="of:=[Karel_VandenBussche.C24]" office:value-type="float" office:value="6.75">
            <text:p>6,75</text:p>
          </table:table-cell>
          <table:table-cell table:formula="of:=[Karel_VandenBussche.C37]" office:value-type="float" office:value="16.75">
            <text:p>16,75</text:p>
          </table:table-cell>
          <table:table-cell table:formula="of:=[Karel_VandenBussche.C53]" office:value-type="float" office:value="20.5">
            <text:p>20,5</text:p>
          </table:table-cell>
          <table:table-cell table:formula="of:=[Karel_VandenBussche.C67]" office:value-type="float" office:value="14.5">
            <text:p>14,5</text:p>
          </table:table-cell>
          <table:table-cell table:formula="of:=[Karel_VandenBussche.C81]" office:value-type="float" office:value="8.5">
            <text:p>8,5</text:p>
          </table:table-cell>
          <table:table-cell table:formula="of:=[Karel_VandenBussche.C95]" office:value-type="float" office:value="7">
            <text:p>7</text:p>
          </table:table-cell>
          <table:table-cell table:formula="of:=[Karel_VandenBussche.C102]" office:value-type="float" office:value="10">
            <text:p>10</text:p>
          </table:table-cell>
          <table:table-cell table:formula="of:=[Karel_VandenBussche.C110]" office:value-type="float" office:value="11">
            <text:p>11</text:p>
          </table:table-cell>
          <table:table-cell table:formula="of:=[Karel_VandenBussche.C126]" office:value-type="float" office:value="13.15">
            <text:p>13,15</text:p>
          </table:table-cell>
          <table:table-cell table:formula="of:=[Karel_VandenBussche.C140]" office:value-type="float" office:value="7">
            <text:p>7</text:p>
          </table:table-cell>
          <table:table-cell table:formula="of:=[Karel_VandenBussche.C154]" office:value-type="float" office:value="12.25">
            <text:p>12,25</text:p>
          </table:table-cell>
          <table:table-cell table:formula="of:=[Karel_VandenBussche.C170]" office:value-type="float" office:value="23.3">
            <text:p>23,3</text:p>
          </table:table-cell>
          <table:table-cell/>
          <table:table-cell table:style-name="ce8" table:formula="of:=SUM([.B7:.O7])" office:value-type="float" office:value="154.2">
            <text:p>154,2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avid Vandorpe</text:p>
          </table:table-cell>
          <table:table-cell table:formula="of:=[David_Vandorpe.C12]" office:value-type="float" office:value="4.5">
            <text:p>4,5</text:p>
          </table:table-cell>
          <table:table-cell table:formula="of:=[David_Vandorpe.C24]" office:value-type="float" office:value="9.25">
            <text:p>9,25</text:p>
          </table:table-cell>
          <table:table-cell table:formula="of:=[David_Vandorpe.C48]" office:value-type="float" office:value="20.1">
            <text:p>20,1</text:p>
          </table:table-cell>
          <table:table-cell table:formula="of:=[David_Vandorpe.C60]" office:value-type="float" office:value="14">
            <text:p>14</text:p>
          </table:table-cell>
          <table:table-cell table:formula="of:=[David_Vandorpe.C72]" office:value-type="float" office:value="4.6">
            <text:p>4,6</text:p>
          </table:table-cell>
          <table:table-cell table:formula="of:=[David_Vandorpe.C86]" office:value-type="float" office:value="14.5">
            <text:p>14,5</text:p>
          </table:table-cell>
          <table:table-cell table:formula="of:=[David_Vandorpe.C103]" office:value-type="float" office:value="14.5">
            <text:p>14,5</text:p>
          </table:table-cell>
          <table:table-cell table:formula="of:=[David_Vandorpe.C118]" office:value-type="float" office:value="10.45">
            <text:p>10,45</text:p>
          </table:table-cell>
          <table:table-cell table:formula="of:=[David_Vandorpe.C125]" office:value-type="float" office:value="4.25">
            <text:p>4,25</text:p>
          </table:table-cell>
          <table:table-cell table:formula="of:=[David_Vandorpe.C138]" office:value-type="float" office:value="17.7">
            <text:p>17,7</text:p>
          </table:table-cell>
          <table:table-cell table:formula="of:=[David_Vandorpe.C152]" office:value-type="float" office:value="11.25">
            <text:p>11,25</text:p>
          </table:table-cell>
          <table:table-cell table:formula="of:=[David_Vandorpe.C160]" office:value-type="float" office:value="16.75">
            <text:p>16,75</text:p>
          </table:table-cell>
          <table:table-cell table:formula="of:=[David_Vandorpe.C167]" office:value-type="float" office:value="13">
            <text:p>13</text:p>
          </table:table-cell>
          <table:table-cell/>
          <table:table-cell table:style-name="ce8" table:formula="of:=SUM([.B8:.O8])" office:value-type="float" office:value="154.85">
            <text:p>154,8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Totaal groep per week</text:p>
          </table:table-cell>
          <table:table-cell table:style-name="ce7" table:formula="of:=SUM([.B2:.B8])" office:value-type="float" office:value="34.5">
            <text:p>34,5</text:p>
          </table:table-cell>
          <table:table-cell table:style-name="ce7" table:formula="of:=SUM([.C2:.C8])" office:value-type="float" office:value="49.75">
            <text:p>49,75</text:p>
          </table:table-cell>
          <table:table-cell table:style-name="ce7" table:formula="of:=SUM([.D2:.D8])" office:value-type="float" office:value="130.73">
            <text:p>130,73</text:p>
          </table:table-cell>
          <table:table-cell table:style-name="ce7" table:formula="of:=SUM([.E2:.E8])" office:value-type="float" office:value="151.85">
            <text:p>151,85</text:p>
          </table:table-cell>
          <table:table-cell table:style-name="ce7" table:formula="of:=SUM([.F2:.F8])" office:value-type="float" office:value="112.6">
            <text:p>112,6</text:p>
          </table:table-cell>
          <table:table-cell table:style-name="ce7" table:formula="of:=SUM([.G2:.G8])" office:value-type="float" office:value="93.5">
            <text:p>93,5</text:p>
          </table:table-cell>
          <table:table-cell table:style-name="ce7" table:formula="of:=SUM([.H2:.H8])" office:value-type="float" office:value="88.65">
            <text:p>88,65</text:p>
          </table:table-cell>
          <table:table-cell table:style-name="ce7" table:formula="of:=SUM([.I2:.I8])" office:value-type="float" office:value="36.75">
            <text:p>36,75</text:p>
          </table:table-cell>
          <table:table-cell table:style-name="ce7" table:formula="of:=SUM([.J2:.J8])" office:value-type="float" office:value="48.95">
            <text:p>48,95</text:p>
          </table:table-cell>
          <table:table-cell table:style-name="ce7" table:formula="of:=SUM([.K2:.K8])" office:value-type="float" office:value="130.6">
            <text:p>130,6</text:p>
          </table:table-cell>
          <table:table-cell table:style-name="ce7" table:formula="of:=SUM([.L2:.L8])" office:value-type="float" office:value="38">
            <text:p>38</text:p>
          </table:table-cell>
          <table:table-cell table:style-name="ce7" table:formula="of:=SUM([.M2:.M8])" office:value-type="float" office:value="84.95">
            <text:p>84,95</text:p>
          </table:table-cell>
          <table:table-cell table:style-name="ce7" table:formula="of:=SUM([.N2:.N8])" office:value-type="float" office:value="118.12">
            <text:p>118,12</text:p>
          </table:table-cell>
          <table:table-cell table:style-name="ce7" table:formula="of:=SUM([.O2:.O8])" office:value-type="float" office:value="0">
            <text:p>0</text:p>
          </table:table-cell>
          <table:table-cell table:formula="of:=SUM([.P2:.P8])" office:value-type="float" office:value="1118.95">
            <text:p>1118,95</text:p>
          </table:table-cell>
          <table:table-cell table:number-columns-repeated="100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n_Bastiaens" table:style-name="ta2">
        <table:table-column table:style-name="co6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Steven Bastiae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3">
            <text:p>13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Timesheet invullen, verslag 1 verder 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8">
            <text:p>1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Verder: <text:s/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0.6">
            <text:p>0,6</text:p>
          </table:table-cell>
          <table:table-cell table:style-name="ce18" office:value-type="string">
            <text:p>Verslag meeting 2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Hibernate framework: basis documentatie bekeken en (klein) examp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ngularJs: begin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8" office:value-type="float" office:value="0.4">
            <text:p>0,4</text:p>
          </table:table-cell>
          <table:table-cell table:style-name="ce18" office:value-type="string">
            <text:p>Use-case: afsluiten verzeke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ekijken/verbeteren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Use-case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erslag meeting 3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onderzoek rest api controllers,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review, onderzoek backend ,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[Backend] Rest controllers, models, migration, mapping, dao, (fixes: bug, sonarQube,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[Backend] Rest controllers, models, migration, mapping, dao, (fixes: bug, sonarQube,..), timesheet invu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4.4">
            <text:p>4,4</text:p>
          </table:table-cell>
          <table:table-cell table:style-name="ce12" office:value-type="string">
            <text:p>[Backend] bug fixes, enchancments, problemen met localdatetime, pull reques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9.15">
            <text:p>19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[Backend] verder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Backend] Validators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Verslag meeting 4 inypen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8">
            <text:p>0,8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ull requests, deployment diagram (onderzoek, voorestel backend)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9.5">
            <text:p>9,5</text:p>
          </table:table-cell>
          <table:table-cell table:style-name="ce17" office:value-type="string">
            <text:p>Pull requests, db m:n rel bekeken, problemen gedetecteerd, opls gezocht, jackson serializers geprobeerd, leek niet voldoende, zelf mapping geschreven + models(relaties) herschreven, beginselen interactie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Verder mappings, bugs, merge conflicten, final touches, discussie over mapp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ll requests, enzo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48])" office:value-type="float" office:value="26.55">
            <text:p>26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ull requests, bugs, fixes,issues, 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Pull request reviewen, bugs, interactie/sequentie 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meeting with Domien &amp; Nils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an presentatie gewerkt (+tijd vorige dagen aan presentatie gewerk), figuurtjes + structuur +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ypen verslag, + problemen github vastgest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timesheet invullen, status project bekijken na probleem github 18/3/17, Domeinmodel updaten, Delete cascade aan constrai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3:.C60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0.3">
            <text:p>0,3</text:p>
          </table:table-cell>
          <table:table-cell table:style-name="ce17" office:value-type="string">
            <text:p>Pee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ll req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ull reqs + conficten oplossen + errors oplo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obleem user password (jsonignor werkte niet naar beho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pull req, merge conflicten, fixes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issues, pull req updaten met master, bespreken roles ondertu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ull req, besprekingen (slack) , timesh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.2">
            <text:p>1,2</text:p>
          </table:table-cell>
          <table:table-cell table:style-name="ce17" office:value-type="string">
            <text:p>Archiveren, mogenlijk heden, imple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rchiveren, mogenlijk heden, implementeren, error oploss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5:.C74])" office:value-type="float" office:value="11">
            <text:p>1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pi modellen / schema in backend voor waarbor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verslag, api schema, last updated by, pull req, db ,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ull req review, domeinmodellen, mappings, dao 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.2">
            <text:p>1,2</text:p>
          </table:table-cell>
          <table:table-cell table:style-name="ce17" office:value-type="string">
            <text:p>Waarbor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waarbor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1.9">
            <text:p>1,9</text:p>
          </table:table-cell>
          <table:table-cell table:style-name="ce17" office:value-type="string">
            <text:p>waarborg, fixen mappers,controllers, modellen,datab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ssues, 283, begin 279, 281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9:.C88])" office:value-type="float" office:value="13.1">
            <text:p>13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ssue 279 + merge vs persist, en performantie testen van issue 279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imeshee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3:.C94])" office:value-type="float" office:value="2.5">
            <text:p>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1"/>
          <table:table-cell table:style-name="ce16" office:value-type="date" office:date-value="2017-04-15">
            <text:p>15/04/17</text:p>
          </table:table-cell>
          <table:table-cell table:style-name="ce19" office:value-type="float" office:value="4.2">
            <text:p>4,2</text:p>
          </table:table-cell>
          <table:table-cell table:style-name="ce19" office:value-type="string">
            <text:p>factuur controller, besprekingen, pull req rev, probleemen api eigen domeinmodel, 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6" office:value-type="date" office:date-value="2017-04-16">
            <text:p>16/04/17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verder factuur (invoic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6" office:value-type="date" office:date-value="2017-04-16">
            <text:p>16/04/17</text:p>
          </table:table-cell>
          <table:table-cell table:style-name="ce19" office:value-type="float" office:value="2.5">
            <text:p>2,5</text:p>
          </table:table-cell>
          <table:table-cell table:style-name="ce19" office:value-type="string">
            <text:p>verder invoice, default data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9:.C101])" office:value-type="float" office:value="9.7">
            <text:p>9,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0.15">
            <text:p>0,15</text:p>
          </table:table-cell>
          <table:table-cell table:style-name="ce17" office:value-type="string">
            <text:p>review pull req subfl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active invoice, etc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verder beginselen active, fleet periodes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tests fixen, nog een schemasql problee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test fixes trigger, updated domeinmodel, enzo ('meeting/ werk samen met Domien en david'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ixen factuur berekeningen, dubuggen,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tax,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dao testen proberen fixen met hsqldb, archiveren beetje verder, vannales en nog wat (samen met niko en domi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na deadline, testen van facturen met auth, small fixes, ppt,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sent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6:.C115])" office:value-type="float" office:value="22.15">
            <text:p>22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7" office:value-type="string">
            <text:p>27-28/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test databank hsqldb, bug dubuggen, pr review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testens: postgres db + errors fixen, merge conflicten, archive voort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0:.C129])" office:value-type="float" office:value="6">
            <text:p>6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0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rchive and issue 35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5">
            <text:p>05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research audit/ lo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research audit/ log . 2 (andere mogenlijkheden dan #387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llerlei: verslag, issues, testen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llerlei: verslag, issues, testen,.. cont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4:.C143])" office:value-type="float" office:value="7.5">
            <text:p>7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8">
            <text:p>08/05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timesheet, +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9">
            <text:p>09/05/17</text:p>
          </table:table-cell>
          <table:table-cell table:style-name="ce17" office:value-type="float" office:value="3.33">
            <text:p>3,33</text:p>
          </table:table-cell>
          <table:table-cell table:style-name="ce17" office:value-type="string">
            <text:p>audit (interceptor, desing db, hoe?, programmeren, bugs/problemen, heel veel problemen googlen 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0">
            <text:p>10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udit cont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0">
            <text:p>10/05/17</text:p>
          </table:table-cell>
          <table:table-cell table:style-name="ce17" office:value-type="float" office:value="2.33">
            <text:p>2,33</text:p>
          </table:table-cell>
          <table:table-cell table:style-name="ce17" office:value-type="string">
            <text:p>audit cont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0.66">
            <text:p>0,66</text:p>
          </table:table-cell>
          <table:table-cell table:style-name="ce17" office:value-type="string">
            <text:p>audit cont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timesheet, audit cont (probleem fleet sub , api mapping modellen,..), werkende pull req audi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9">
            <text:p>09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's, versla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2">
            <text:p>12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cont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2">
            <text:p>12/05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r's, audit small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2">
            <text:p>12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tests, debug err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spring security proberen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4.5">
            <text:p>4,5</text:p>
          </table:table-cell>
          <table:table-cell table:style-name="ce17" office:value-type="string">
            <text:p>commissie, + andere fixes tussendoor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48:.C160])" office:value-type="float" office:value="23.32">
            <text:p>23,32</text:p>
          </table:table-cell>
          <table:table-cell table:style-name="ce6"/>
          <table:table-cell table:number-columns-repeated="1020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jamin_Cousaert" table:style-name="ta2">
        <table:table-column table:style-name="co6" table:number-columns-repeated="3" table:default-cell-style-name="ce4"/>
        <table:table-column table:style-name="co10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Benjamin Coussaer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pdracht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Usecases oplijst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Afspraken en indeling documentatie op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Opdracht milestone 1 kopieren naar issu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Domeinmodel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Usecases extra opstellen en documentatie organiseren github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Usecases medewerkers opstell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5.25">
            <text:p>5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Pandoc documentatie en opstellen compilatie command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Webpack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Usecase pdf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Usecases nakijken en correcties aanbre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Milestone 0.1 af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3.5">
            <text:p>3,5</text:p>
          </table:table-cell>
          <table:table-cell table:style-name="ce12" office:value-type="string">
            <text:p>Opzetten frontend (webpack, typescript, sas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n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Verder uitwerken Reac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ootstrap toevoe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ADME aanpassen met voorbe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ogelijkheden bekijken voor I18n i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Implementeer I18n i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en React State mogelijkheden voor se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 Redux Router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Fetch installeren en companies list voorbeeld implementer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23.25">
            <text:p>23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-rou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Bootstrap design toevoegen met verschillende link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Split design in modules and make 404 p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Show active link in navba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neral use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Documentatie structuu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erver opzetten en api in react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dd user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Error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Nils commits bekijken en verbeteren, en interfaces in namespaces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ug #111 en PR's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Edit User and Userform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Edit User afmaken met backend, PR's bekijken en codeduplicatie verwijderen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4])" office:value-type="float" office:value="22.5">
            <text:p>2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PI errors opvangen/tonen bij aanmaken/wijzigen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Variables in scs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Frontend (fix sub-uri, fleet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rgen PR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Nested Checkboxes (Fleet view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6])" office:value-type="float" office:value="19.5">
            <text:p>19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ilestone 2 lezen en issues aanmak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erformance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eer Review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Lezen (good practices React, higher order components, scheiding logica, typescript/es6 syntax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Scheiden componenten in dumb en smart 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Verder scheiden components en testmogelijkheden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etch actions her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's bekijken en code spits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1:.C90])" office:value-type="float" office:value="13.5">
            <text:p>1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Review code, fix issues, #247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Split components, fix several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more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ixing bugs, writing redirect_to function, query paramet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Redu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uthenticatio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Higher orders 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Routes for authentication and wrapp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Split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ry switching languag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Refresh token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5:.C108])" office:value-type="float" office:value="23">
            <text:p>2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Finish authentication branch frontend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3:.C113])" office:value-type="float" office:value="0.5">
            <text:p>0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view Co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slin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18n switcher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8:.C120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Language switch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Review PR Nils and fix Fleets i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Review PR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5:.C127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2:.C133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0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2">
            <text:p>02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ing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2">
            <text:p>02/05/17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Formatting and refacto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ackend testen bekijken en mappertesten 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rontend testing mogelijkheden bekijken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8:.C147])" office:value-type="float" office:value="13.75">
            <text:p>13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9">
            <text:p>09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9">
            <text:p>09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 reviewen en styleguides typescript opleg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0">
            <text:p>10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dd information for us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0">
            <text:p>10/05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Fix error when submitting forms and extract seterrors func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ug user signed out constantl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Show information about claim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2">
            <text:p>12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Finish upload csv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2">
            <text:p>12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#418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2">
            <text:p>12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ug missing authorization head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4">
            <text:p>14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 review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52:.C161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ls_Mak" table:style-name="ta1">
        <table:table-column table:style-name="co6" table:number-columns-repeated="3" table:default-cell-style-name="ce4"/>
        <table:table-column table:style-name="co11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9">
            <text:p>19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over functionele analyse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zoekwerk begripp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stellen email naar Solv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Voorbereiding vergadering &amp; printen nodige meeting documen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3">
            <text:p>23/02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Construer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Construeren use cases (opvragen premies etc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Verbeteren &amp; construeren use cases (simulatie etc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view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review &amp; formatting &amp; aanpass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Documentatie &amp; tutorial: React &amp;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installatie nodige files frontend (lokaal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2.5">
            <text:p>2,5</text:p>
          </table:table-cell>
          <table:table-cell table:style-name="ce12" office:value-type="string">
            <text:p>React component AddCompany, toevoegen van i18n aan gemaakt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3.6">
            <text:p>3,6</text:p>
          </table:table-cell>
          <table:table-cell table:style-name="ce12" office:value-type="string">
            <text:p>React components AddUser, AddRole, AddVehic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solving merge conflicts &amp; editing Add-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ss and small errors in Add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Setting up local server to test component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8])" office:value-type="float" office:value="15.15">
            <text:p>15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React component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Edit new css to Companies component, InfoTabl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Reviewed feedback &amp; extracted questions for the cli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onsole and translation errors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est and review components, install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5.5">
            <text:p>5,5</text:p>
          </table:table-cell>
          <table:table-cell table:style-name="ce17" office:value-type="string">
            <text:p>UserComponent: fetch user info from id when clicking a row, Vehicle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 github frontend and small edi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anpassen factuur use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lients oplijsten, Client weergeven, Client verwijd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dd Clients, translation file vereenvoudi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Fixed not rerendering tabl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ehicle Components (Add, List, View, Delet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leets, SubFleets components, DetailTable component, layout clien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ddFleet component, Layout DetailTable, verbeteren use 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sten &amp; reviewing PR Benj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resolving merge conflicts, changing format to camel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EditClient en Client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EditVehicle, AddVehicle &amp; matching vehicle parameters to API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3:.C64])" office:value-type="float" office:value="26.5">
            <text:p>2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anpassen frontend naar wijzigingen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bruikershandleidin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dding options to list vehicles by type and fl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Frontend: filtering vehicles, small fixes, layou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Testing webapp, small fixes, writing use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Testing webapp, creating screenshots fo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meeting with Domien &amp; Steven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Demo testen en uit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rontend presentatie maken en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 voor klant en vergadering met groep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9])" office:value-type="float" office:value="18.5">
            <text:p>1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PR, splitsen componenten voorbeeld bekijken, vehicle componenten opspli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5.5">
            <text:p>5,5</text:p>
          </table:table-cell>
          <table:table-cell table:style-name="ce17" office:value-type="string">
            <text:p>splitsen vehicle, reworking Filter component for better sca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Adding more filter options, changing filter layout, adding Hide op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Fixing actions with body, layout fixes, fixed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mplementing &amp; testing typeahead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4:.C93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uplicate code fix, typeahead rendering before getting data fi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4.25">
            <text:p>4,25</text:p>
          </table:table-cell>
          <table:table-cell table:style-name="ce17" office:value-type="string">
            <text:p>converting components, fixing bugs, resolving merge conflicts, testing ap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0.3">
            <text:p>0,3</text:p>
          </table:table-cell>
          <table:table-cell table:style-name="ce17" office:value-type="string">
            <text:p>fix #23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Split vehicle 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ing type interfac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obile menu start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8:.C107])" office:value-type="float" office:value="9.55">
            <text:p>9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splitsed vehicles, started contra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5">
            <text:p>05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dding contra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3.3">
            <text:p>3,3</text:p>
          </table:table-cell>
          <table:table-cell table:style-name="ce17" office:value-type="string">
            <text:p>fixing bugs in contract router, view, &amp; adding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2:.C114])" office:value-type="float" office:value="9.3">
            <text:p>9,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4-11">
            <text:p>11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ixed routing contracts, edit contract, contract for companies, fleets &amp; vehicle seperated func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fixing frontend bugs with Kar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mobile sidebar hamburger menu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9:.C121])" office:value-type="float" office:value="6.25">
            <text:p>6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Debugging authorization branch + implementing function overview in Edit&amp;Add Us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reating a control component for editting roles and permiss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reateRoleForm and changing permiss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2.75">
            <text:p>2,75</text:p>
          </table:table-cell>
          <table:table-cell table:style-name="ce17" office:value-type="string">
            <text:p>Add function, changing PermissionControl, adding new permission overview 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1.75">
            <text:p>1,75</text:p>
          </table:table-cell>
          <table:table-cell table:style-name="ce17" office:value-type="string">
            <text:p>new table with action colum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1.2">
            <text:p>1,2</text:p>
          </table:table-cell>
          <table:table-cell table:style-name="ce17" office:value-type="string">
            <text:p>Creating EditRol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Debugging auth branch, changing mobile menu logic to cs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0.7">
            <text:p>0,7</text:p>
          </table:table-cell>
          <table:table-cell table:style-name="ce17" office:value-type="string">
            <text:p>Changed ContractForm types to a FormChoic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dded notification that passw doesn't need to get changed in UserEdit.ts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dding Invoice Actions to Fleet &amp; adding Invoice overview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nvoice component + download pdf ac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Resolve merge conflicts from merging all frontend branches + testing for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Debugging with David &amp; writing use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ing role errors and debugg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ing companies adding type to addCompan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45">
            <text:p>0,45</text:p>
          </table:table-cell>
          <table:table-cell table:style-name="ce17" office:value-type="string">
            <text:p>added confirmation to delete buttons and changed their names to Archiv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fixed company type err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sting dem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fixing last bugs for presentation (invoices, etc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ilestone 2: presentatio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6:.C145])" office:value-type="float" office:value="27.85">
            <text:p>27,8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5">
            <text:p>25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fixing pdf download &amp; trying to fix user function err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7">
            <text:p>27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Company typeahead inputfi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7">
            <text:p>27/04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assign function fix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8">
            <text:p>28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Finding a fix for the backend to compile the frontend without erro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adding data to db, and testing webapp on different brows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dding T translations in code and filled NL translation file, fixed translate button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50:.C159])" office:value-type="float" office:value="5.5">
            <text:p>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0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Fix issue 37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type-a-head fix contracts &amp; testing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changed inputfields to typeaheads, made it possible to add a function to multiple compan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2">
            <text:p>0,2</text:p>
          </table:table-cell>
          <table:table-cell table:style-name="ce17" office:value-type="string">
            <text:p>Delete function fi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ownload greencard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debugging greencard, fixing year type error, changing fleets to typeahead, communication client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4:.C173])" office:value-type="float" office:value="8.95">
            <text:p>8,9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9">
            <text:p>09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Fix PR comments and merge 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Changing id's to names &amp; id input fields to typeaheads, fixing problems with typ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hanged contractview to add company name next to id, and to redirect when clicke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sting &amp; debugging contra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dding csv upload frontend, fixing requested pr chang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2">
            <text:p>12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ebugging frontend, fixing small issues in functions &amp; companyInputfi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4.5">
            <text:p>4,5</text:p>
          </table:table-cell>
          <table:table-cell table:style-name="ce17" office:value-type="string">
            <text:p>debugging csv, fixing csv upload, fixing small layout erro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logboek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4">
            <text:p>14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Emailen met klant, toevoegen data aan nieuwe versie websit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78:.C187])" office:value-type="float" office:value="20.5">
            <text:p>20,5</text:p>
          </table:table-cell>
          <table:table-cell table:style-name="ce6"/>
          <table:table-cell table:number-columns-repeated="1020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ko_Strijbol" table:style-name="ta2">
        <table:table-column table:style-name="co6" table:number-columns-repeated="3" table:default-cell-style-name="ce4"/>
        <table:table-column table:style-name="co12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ko Strijbo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Herhaling theorie, lezen opgav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Uitproberen functionele analys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Verder denken over domein (werken + evalue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4">
            <text:p>24/02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Terminologie opzoeken (waarborg, vrijgestelde waarde), werken aa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Maken voorstel voor use case (#16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Bijscholen rest API, opstellen visie-documen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7">
            <text:p>27/02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Werken aan use cases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21" office:value-type="float" office:value="0.25">
            <text:p>0,25</text:p>
          </table:table-cell>
          <table:table-cell table:style-name="ce21" office:value-type="string">
            <text:p>Allerle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1.33">
            <text:p>1,33</text:p>
          </table:table-cell>
          <table:table-cell table:style-name="ce21" office:value-type="string">
            <text:p>Meeting API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pring uitleg, guides &amp; tutori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Zelf proberen van Sp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0.25">
            <text:p>0,25</text:p>
          </table:table-cell>
          <table:table-cell table:style-name="ce21" office:value-type="string">
            <text:p>Fun met git + klaarmaken pull reques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1.25">
            <text:p>1,25</text:p>
          </table:table-cell>
          <table:table-cell table:style-name="ce21" office:value-type="string">
            <text:p>Leer nog meer over Spring en pas code aa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API, pull request review,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HTTP standaar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R reviewen enz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TypeScript + React tutoria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1" office:value-type="float" office:value="1.25">
            <text:p>1,25</text:p>
          </table:table-cell>
          <table:table-cell table:style-name="ce21" office:value-type="string">
            <text:p>Backend: review + c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API -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PR review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16.33">
            <text:p>16,3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PR-review, uitproberen, na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ackend: zoeken oplossing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8">
            <text:p>0,8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Installation gui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ackend wo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3.75">
            <text:p>3,75</text:p>
          </table:table-cell>
          <table:table-cell table:style-name="ce17" office:value-type="string">
            <text:p>Werken aan API 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Administratie, lezen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Werken aan paginering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mpilen, bekijken front-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7" office:value-type="float" office:value="3.25">
            <text:p>3,25</text:p>
          </table:table-cell>
          <table:table-cell table:style-name="ce17" office:value-type="string">
            <text:p>Werken aan API, plus generat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PI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3.75">
            <text:p>3,75</text:p>
          </table:table-cell>
          <table:table-cell table:style-name="ce17" office:value-type="string">
            <text:p>Backend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API werk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3])" office:value-type="float" office:value="26.3">
            <text:p>26,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Uitbreid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 (vehicle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PR-review, testen, diavoorste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Learn + implement validations with annotations +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bug ander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PI-afspra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8:.C75])" office:value-type="float" office:value="19.75">
            <text:p>19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Zoeken naar bug in test +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Experimentele da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3.25">
            <text:p>3,25</text:p>
          </table:table-cell>
          <table:table-cell table:style-name="ce17" office:value-type="string">
            <text:p>API-meeting I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API pages, fix merge 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.25">
            <text:p>2,25</text:p>
          </table:table-cell>
          <table:table-cell table:style-name="ce17" office:value-type="string">
            <text:p>Backend, valida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PI-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Various backend things, fix test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0:.C89])" office:value-type="float" office:value="21.25">
            <text:p>2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PI-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PI &amp;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Nalezen API, experimenteren auth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PI-discu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Nog meer API-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ackend pull request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Review API/backend issues/pr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4:.C103])" office:value-type="float" office:value="11.25">
            <text:p>1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Review auth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7">
            <text:p>07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Update API doc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8:.C109])" office:value-type="float" office:value="2.5">
            <text:p>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1">
            <text:p>11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Permission proposal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2">
            <text:p>12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Review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PI-gerelateerde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Update API-doc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agina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Review and improve PR'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4:.C119])" office:value-type="float" office:value="7.25">
            <text:p>7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Werken aan de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ack-end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reateRoleForm and changing permissions to reflect the API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Add function, changing PermissionControl, adding new table for permissions overview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adding delete function &amp; button, changing table layout for roles &amp; permiss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PI + reviewen backend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Vanalles en nog wa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Vanalles en nog wat I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2">
            <text:p>22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sent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2">
            <text:p>22/04/17</text:p>
          </table:table-cell>
          <table:table-cell table:style-name="ce17" office:value-type="float" office:value="7.5">
            <text:p>7,5</text:p>
          </table:table-cell>
          <table:table-cell table:style-name="ce17" office:value-type="string">
            <text:p>Invoices enzo + een beetje voor de present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4:.C133])" office:value-type="float" office:value="22.5">
            <text:p>2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6">
            <text:p>26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API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7">
            <text:p>27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as suggesties PR backend en api toe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7" office:value-type="float" office:value="1.75">
            <text:p>1,75</text:p>
          </table:table-cell>
          <table:table-cell table:style-name="ce17" office:value-type="string">
            <text:p>Slack, PR review, API discussie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8:.C147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0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3">
            <text:p>03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Style login p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Errors in API toevoegen + Andere API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Errors in backend, review minor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Lezen Hibernate Envers, uitproberen of dat het werkt (voor de log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5">
            <text:p>05/05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API review, fix an issue, some more logs researc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07-05-06">
            <text:p>06/05/0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PI-review + update documentation + make PR for type filte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ry to understand frontend routing and give u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Change backend paths reflecting API chang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PI-discussions + other stuff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52:.C161])" office:value-type="float" office:value="9.5">
            <text:p>9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9">
            <text:p>09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0">
            <text:p>10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Review green cards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0">
            <text:p>10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Review invoices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0">
            <text:p>10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Attempt fix for impor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Clean up csv import branches in gi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Update API docs + implement filtering in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Nadenken + uitproberen logs alternatieven, testen lo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ake frontend compile on my PC + update style logi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2">
            <text:p>12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Fix vat number valida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Debug csv uploa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Work on various issu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4">
            <text:p>14/05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Logs authorisa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4">
            <text:p>14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oposal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4">
            <text:p>14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Variou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6:.C179])" office:value-type="float" office:value="12.5">
            <text:p>12,5</text:p>
          </table:table-cell>
          <table:table-cell table:style-name="ce6"/>
          <table:table-cell table:number-columns-repeated="1020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ien_Van_Steendam" table:style-name="ta1">
        <table:table-column table:style-name="co6" table:number-columns-repeated="3" table:default-cell-style-name="ce4"/>
        <table:table-column table:style-name="co13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4">
            <text:p>14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5">
            <text:p>15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oorbereiding eerste brief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slag meeting 1 uittypen, todo's, repo indeling, opgave naleze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9">
            <text:p>9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dministratie 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Herhalen software ontwikkeling II en nadenken over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ontrole use cases e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ontrole use cases + aanmaken use cases verz.maatsch.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Controle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undelen timesheets week 2 + individuele timesheet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8">
            <text:p>28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Kleine verbeteringen use cases en domeinmodel en voorbereiding 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flyway en algemene, administratieve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4">
            <text:p>4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Flyway,migrations, pollen waarmee iedereen zich ondertussen al heeft mee bezigge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4">
            <text:p>4/03/17</text:p>
          </table:table-cell>
          <table:table-cell table:style-name="ce12" office:value-type="float" office:value="5.5">
            <text:p>5,5</text:p>
          </table:table-cell>
          <table:table-cell table:style-name="ce12" office:value-type="string">
            <text:p>Database ontwerp, Migrations, models en hun hibernate mappings, opzoekwerk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5">
            <text:p>5/03/17</text:p>
          </table:table-cell>
          <table:table-cell table:style-name="ce12" office:value-type="float" office:value="6.75">
            <text:p>6,75</text:p>
          </table:table-cell>
          <table:table-cell table:style-name="ce12" office:value-type="string">
            <text:p>migrations, models en mappings, issues &amp; organis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20">
            <text:p>2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Issues, stand van zaken frontend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ollen naar tests, pull requests reviewen, administr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R reviews, verslag meeting 4, zoeken naar oplossing voor probleem met rollensystee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 reviews, api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Spring tutorial (~30m), PR reviews, backend api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Backend, issues, PR reviews, little enchanceme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0:.C47])" office:value-type="float" office:value="15.5">
            <text:p>15,5</text:p>
          </table:table-cell>
          <table:table-cell table:style-name="ce22" office:value-type="string">
            <text:p>Ik voelde me zaterdag heel duizelig en misselijk waardoor ik minder heb kunnen werken die dag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 reviews, voorbeelden online opzoeken en SO2 leerstof herhal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ployment diagram maken en Timesheets bunde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Interactie diagram, presentatie, bespreking todo doc met benjamin, stand van zaken frontend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 requests testen en problemen als issue toevoegen,Issue fixen, api rfc toevoegen,interactiediagrammen, documentatie werk verdelen,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Documentatiewerk verdelen en verfijnen, samen met steven en ni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Voorbereiding &amp; opzoekwerk presentatie, herhalen cursus communicatievaardigheden,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Herhalen presentatie, korte briefing, pesentatie zelf en meeting achtera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Debug backend voor issue 172 en 173, milestone 2 doornemen, mail met prof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20.25">
            <text:p>20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Bundelen timesheets week 5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75">
            <text:p>1,75</text:p>
          </table:table-cell>
          <table:table-cell table:style-name="ce17" office:value-type="string">
            <text:p>Meeting 6, herindeling timeshee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 review, mail lesgevers voor meeting en problemen server, issue 187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(grote) PR reviews, meerdere issues oplossen, dynamische URL opzoek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nieuwe API doornemen, beslissingen overleggen met andere teamleden, merge confli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Pull request review niko, opzoekwerk jmock, Peer reviews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3])" office:value-type="float" office:value="9.25">
            <text:p>9,25</text:p>
          </table:table-cell>
          <table:table-cell table:style-name="ce6" office:value-type="string">
            <text:p>Ik heb deze week voornamelijk gewerkt aan andere projecten die afgewerkt moeste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undelen timesheets week 6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Pull requests reviewen, issues onderhoud github, herbundelen timesheets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#225 pr review, opzoekwerk servicelaa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Issues 262,265, overleggen op Slack en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ervices, controllers, po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Services, controllers, testen &amp; debuggen, timesheets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ntractMapper, pr reviews, backend testen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8:.C87])" office:value-type="float" office:value="10.25">
            <text:p>10,25</text:p>
          </table:table-cell>
          <table:table-cell table:style-name="ce6" office:value-type="string">
            <text:p>In weekend op Skirei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Slack &amp; github activiteit in de gaten houden, bundelen timesheets week 7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7" office:value-type="float" office:value="0.12">
            <text:p>0,12</text:p>
          </table:table-cell>
          <table:table-cell table:style-name="ce17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5">
            <text:p>05/05/17</text:p>
          </table:table-cell>
          <table:table-cell table:style-name="ce17" office:value-type="float" office:value="0.13">
            <text:p>0,13</text:p>
          </table:table-cell>
          <table:table-cell table:style-name="ce17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12">
            <text:p>0,12</text:p>
          </table:table-cell>
          <table:table-cell table:style-name="ce17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0.13">
            <text:p>0,13</text:p>
          </table:table-cell>
          <table:table-cell table:style-name="ce17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8">
            <text:p>08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eer review, Slack &amp; github activiteit in de gaten houd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2:.C97])" office:value-type="float" office:value="1.5">
            <text:p>1,5</text:p>
          </table:table-cell>
          <table:table-cell table:style-name="ce6" office:value-type="string">
            <text:p>Hele week op skireis. De andere teamleden waren hiervan op de hoogte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imesheets pasen 1 +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3">
            <text:p>13/04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Frontend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4">
            <text:p>14/04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Facturen en overschreven kosten migration toevoe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7" office:value-type="float" office:value="2.75">
            <text:p>2,75</text:p>
          </table:table-cell>
          <table:table-cell table:style-name="ce17" office:value-type="string">
            <text:p>Facturen en overschreven kosten afwerken (pr 298), fixes (pr 297), api veranderingen doorvo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3.75">
            <text:p>3,75</text:p>
          </table:table-cell>
          <table:table-cell table:style-name="ce17" office:value-type="string">
            <text:p>Issues fixes, peer reviews, taxes, backend globaal testen, migration fix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2:.C107])" office:value-type="float" office:value="7.5">
            <text:p>7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r 307 met testen, invoice pdf : bugfix ivm url extensies &amp; pdf zel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timesheets bundelen pasen 2 +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pdf testen, facturen genereren en testen, migrations fi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Facturen, bugfixes samen met Steven en David (13-18u30u, 30m pauz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acturen &amp;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Factureren bugfixes: verkeerde bedragen, onopgeslagen facturen, oneindige lu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Facturen pull request afronden, commentaren doorvoeren, auth in combinatie met facturen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Verscheidene bugs fixen, facturen pdf updaten, project controleren, presentatie voorbereid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inal touches backend, presentatie voorbereiding, presentatie zelf, pdf toegevoegd voor current invoic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2:.C120])" office:value-type="float" office:value="22.75">
            <text:p>22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5">
            <text:p>25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undelen timesheets week 8 + controle, werkverdeling mbv issues, PR niko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8">
            <text:p>28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Issue 355, werkverdeling issu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ugfixes, pull 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Testen, frontend proberen runnen, issues bekijken, verdelen en fixen, kleine slack bespreking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5:.C128])" office:value-type="float" office:value="5.25">
            <text:p>5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0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1">
            <text:p>01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undelen timesheets week 9 +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3">
            <text:p>03/05/17</text:p>
          </table:table-cell>
          <table:table-cell table:style-name="ce17" office:value-type="float" office:value="2.25">
            <text:p>2,25</text:p>
          </table:table-cell>
          <table:table-cell table:style-name="ce17" office:value-type="string">
            <text:p>Bugfix vehicles toevoegen, opzoekwerk validations en annotations, verbeteringen valida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oorbereiding meeting en meeting zel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Bugfixes en mijn pull request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5">
            <text:p>05/05/17</text:p>
          </table:table-cell>
          <table:table-cell table:style-name="ce17" office:value-type="float" office:value="2.75">
            <text:p>2,75</text:p>
          </table:table-cell>
          <table:table-cell table:style-name="ce17" office:value-type="string">
            <text:p>importeren csv files imple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Groene kaarten en csv bestanden impor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Groene kaarten layout en bugfix, evaluatie van [werk, pull requests, issues], planning &amp; werkverdeling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3:.C142])" office:value-type="float" office:value="16.25">
            <text:p>16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8">
            <text:p>08/05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Pull requests opmerkingen doorvoeren, bundelen week 10, schema controleren, meeting voorbereid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9">
            <text:p>09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0">
            <text:p>10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ull requests comments doorvoeren, testen en reviewen, allerlei bugfixes, code verbeter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ail patrick opstellen, pull requests mergen, bugfix correct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2">
            <text:p>12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ssues, pull 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issues, pull 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4">
            <text:p>14/05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ugfix csv importeren, comissies, enkele issues, pull requests review en mergen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47:.C156])" office:value-type="float" office:value="11">
            <text:p>11</text:p>
          </table:table-cell>
          <table:table-cell table:style-name="ce6"/>
          <table:table-cell table:number-columns-repeated="1020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el_VandenBussche" table:style-name="ta2">
        <table:table-column table:style-name="co6" table:number-columns-repeated="3" table:default-cell-style-name="ce4"/>
        <table:table-column table:style-name="co14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0">
            <text:p>20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Opzoekwerk over uitgebreid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1">
            <text:p>21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Herhaling software-ontwikkeling en opgave volledig ver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Eerste versie van usecases milestone 1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Usecases milestone 1 verder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2-26">
            <text:p>26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Voorbereidend werk voor tests via presentaties en documentatie </text:p>
          </table:table-cell>
          <table:table-cell table:number-columns-repeated="1020"/>
        </table:table-row>
        <table:table-row table:style-name="ro1" table:number-rows-repeated="2">
          <table:table-cell table:style-name="ce12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Usecase milestone 1 opmaak verzorgen + uitb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integration testing via spring framework: documentatie + zelf uit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Opzoekwerk frontend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Kennis opdoen over mocking en andere handige tools bij het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Backend testing en opzoekwerk automatis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Kennis opdoen bij open-source projec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Werken aan testhandleiding + vooruitzichten verdeling werk ms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Datalaag + frontend tests probeersel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6.75">
            <text:p>1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24" office:value-type="string">
            <text:p>Gradle klaarmaken voor integratie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6">
            <text:p>06/03/17</text:p>
          </table:table-cell>
          <table:table-cell table:style-name="ce17" office:value-type="float" office:value="1">
            <text:p>1</text:p>
          </table:table-cell>
          <table:table-cell table:style-name="ce24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7">
            <text:p>07/03/17</text:p>
          </table:table-cell>
          <table:table-cell table:style-name="ce17" office:value-type="float" office:value="2">
            <text:p>2</text:p>
          </table:table-cell>
          <table:table-cell table:style-name="ce24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24" office:value-type="string">
            <text:p>Restcontrollers testen + docu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8">
            <text:p>08/03/17</text:p>
          </table:table-cell>
          <table:table-cell table:style-name="ce17" office:value-type="float" office:value="4">
            <text:p>4</text:p>
          </table:table-cell>
          <table:table-cell table:style-name="ce24" office:value-type="string">
            <text:p>Embedded databank prepareren voor DAO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9">
            <text:p>09/03/17</text:p>
          </table:table-cell>
          <table:table-cell table:style-name="ce17" office:value-type="float" office:value="0.5">
            <text:p>0,5</text:p>
          </table:table-cell>
          <table:table-cell table:style-name="ce24" office:value-type="string">
            <text:p>Randombeans toevoegen voor objectcre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9">
            <text:p>09/03/17</text:p>
          </table:table-cell>
          <table:table-cell table:style-name="ce17" office:value-type="float" office:value="1">
            <text:p>1</text:p>
          </table:table-cell>
          <table:table-cell table:style-name="ce24" office:value-type="string">
            <text:p>SQL testdata aan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9">
            <text:p>09/03/17</text:p>
          </table:table-cell>
          <table:table-cell table:style-name="ce17" office:value-type="float" office:value="2">
            <text:p>2</text:p>
          </table:table-cell>
          <table:table-cell table:style-name="ce24" office:value-type="string">
            <text:p>prutsen met embedded databank voor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12">
            <text:p>12/03/17</text:p>
          </table:table-cell>
          <table:table-cell table:style-name="ce17" office:value-type="float" office:value="5">
            <text:p>5</text:p>
          </table:table-cell>
          <table:table-cell table:style-name="ce24" office:value-type="string">
            <text:p>Debuggen van de dao tests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52])" office:value-type="float" office:value="20.5">
            <text:p>20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Finaliz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ntegrate jacoco for code cover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onfig +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Some unit tests +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sthandleiding 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Kleine fixes dicht bij deadlin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sentatie 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sentatie voorbe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esentatie+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frontend bekij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7:.C66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werken aan voorstel service lay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st test abstractie + pr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eranderingen bekijken aan mas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Merge conflicts master + werken aan pr (servic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Validation pr bekijken en reviewen (vooral test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http mocking en test frameworks bekijken frontend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1:.C80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onarqube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merge + minor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stdata migration 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stdata script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5:.C94])" office:value-type="float" office:value="7">
            <text:p>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igration script in python om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7">
            <text:p>07/04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gina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setting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9:.C101])" office:value-type="float" office:value="10">
            <text:p>1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4">
            <text:p>14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jest util tests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Contracts debug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meer problemen oplossen (noce,...) =&gt; pruts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Zoeken naar bug van contracts in backend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6:.C109])" office:value-type="float" office:value="11">
            <text:p>1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agination based on amount of pag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fractor contracts fetc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Unit tests filter &amp; pagedresul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Errormessages npm fixe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Seedscript uitb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ettings bij fleet bij creatie en edit (edit niet gelukt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0.15">
            <text:p>0,15</text:p>
          </table:table-cell>
          <table:table-cell table:style-name="ce17" office:value-type="string">
            <text:p>State error er uit ha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Contractfetch oplossen vehicl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leet fix + fleetsettin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fixes voor de deadline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testen &amp; fixen na de deadlin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ilestone2: present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4:.C125])" office:value-type="float" office:value="13.15">
            <text:p>13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Proberen authentication/authorization testconfig te laten 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tests schrijven (rest,jest)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0:.C139])" office:value-type="float" office:value="7">
            <text:p>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0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mplates+refract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Stateless components jest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7">
            <text:p>7</text:p>
          </table:table-cell>
          <table:table-cell table:style-name="ce17" office:value-type="string">
            <text:p>Meer frontend tests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44:.C153])" office:value-type="float" office:value="12.25">
            <text:p>12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8">
            <text:p>08/05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Tests afwerke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9">
            <text:p>09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0">
            <text:p>10/05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Fleets uitbreiden op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Typeahead om voertuigen toe te voegen bij flee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ss van de nieuwe componen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1">
            <text:p>11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rutsen voor geselecteerde checkboxes te verkrijgen in Fl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fwerken checkbo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premies toevoegen aan vehicl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refreshen op juiste momen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0.3">
            <text:p>0,3</text:p>
          </table:table-cell>
          <table:table-cell table:style-name="ce17" office:value-type="string">
            <text:p>handleiding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tests frontend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3">
            <text:p>13/05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 rest tes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58:.C169])" office:value-type="float" office:value="23.3">
            <text:p>23,3</text:p>
          </table:table-cell>
          <table:table-cell table:style-name="ce6"/>
          <table:table-cell table:number-columns-repeated="1020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vid_Vandorpe" table:style-name="ta2">
        <table:table-column table:style-name="co6" table:number-columns-repeated="3" table:default-cell-style-name="ce4"/>
        <table:table-column table:style-name="co15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ezen documentatie Spring framework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Opstell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Grafische voorstelling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2">
            <text:p>22/02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Vergader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5">
            <text:p>25/02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Lezen Ansible documentatie en begin opzetten serv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6">
            <text:p>26/02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Installeren Jenkins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9.25">
            <text:p>9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Lezen documentatie en configureren Jenki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Deadline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apistrano voor document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Debuggen lege /usr/bin/env binary?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HTTP auth en documentatie online plaa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0.1">
            <text:p>0,1</text:p>
          </table:table-cell>
          <table:table-cell table:style-name="ce18" office:value-type="string">
            <text:p>Jenkins pull request plugi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Spring en Hibernate setu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Generische DA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SonarQub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 hibernate wanneer het project als jar ru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Init Flywa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Jenkins Github Aut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4">
            <text:p>4/05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Lezen pull-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Opzetten Capistrano voor wekelijkse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Kleine fixes (Jenkins, rolverdeling online, ...)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7])" office:value-type="float" office:value="20.1">
            <text:p>20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derwerken Dao en AbstractRestControll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deployen /data en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builden van javadocs bij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24" office:value-type="float" office:value="3">
            <text:p>3</text:p>
          </table:table-cell>
          <table:table-cell table:style-name="ce25" office:value-type="string">
            <text:p>Validato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24" office:value-type="float" office:value="1">
            <text:p>1</text:p>
          </table:table-cell>
          <table:table-cell table:style-name="ce25" office:value-type="string">
            <text:p>Kleinere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Automatisering deployen frontend en backend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14">
            <text:p>14</text:p>
          </table:table-cell>
          <table:table-cell table:style-name="ce22" office:value-type="string">
            <text:p>David liet mij op voorhand weten dat hij deze week minder actief ko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0.3">
            <text:p>0,3</text:p>
          </table:table-cell>
          <table:table-cell table:style-name="ce17" office:value-type="string">
            <text:p>Automatic backup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Zoeken ontbrekende javadocs + kijken hoe hibernate entiteiten met relaties opslaat (op vraag van Domi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Oplossen conflict bij automatisch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1">
            <text:p>0,1</text:p>
          </table:table-cell>
          <table:table-cell table:style-name="ce17" office:value-type="string">
            <text:p>Fixen klein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ssue #172 en #17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Genereren UML diagramm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7" office:value-type="float" office:value="0.7">
            <text:p>0,7</text:p>
          </table:table-cell>
          <table:table-cell table:style-name="ce17" office:value-type="string">
            <text:p>Schrijven extensie 2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1])" office:value-type="float" office:value="4.6">
            <text:p>4,6</text:p>
          </table:table-cell>
          <table:table-cell table:style-name="ce6" office:value-type="string">
            <text:p>David liet mij weten dat hij minder kon werken deze week -Domie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Opzoeken stateless authenticatiemeth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Stateless authenticatie met behulp van JSON Web Toke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Initiële authenticate met AJAX request (gebruikersnaam+wachtwoord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jax authenticatie vervangen door C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imesheets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6:.C85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 7 met annick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rge conflicts master-&gt;json_auth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ing CORS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failed automaticly triggered deploy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ack to JSON auth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factor part I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Use builders to build token responses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Documenteren methodes en klassen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rnaire relatie gebruiker-bedrijf-rol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ermissies uit db in JWT inladen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parsing authorities van JWT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Lezen documentatie Spring authorizatie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egin PermissionEvaluator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0:.C102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Github review commentaar fix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Aanpassen domeinlaag voor "functies"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Testen, reviewen en debuggen seed 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REST routes voor functies +services+mappers+...</text:p>
          </table:table-cell>
          <table:table-cell table:number-columns-repeated="1020"/>
        </table:table-row>
        <table:table-row table:style-name="ro6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Documentatie functies + zoeken fixen documentatie met enkel "author" in over gehe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Begin permi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inden bug waarbij elke request geredirect werd naar inde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Meer permi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Debuggen hibernate prox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Fixing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7" office:value-type="float" office:value="0.45">
            <text:p>0,45</text:p>
          </table:table-cell>
          <table:table-cell table:style-name="ce17" office:value-type="string">
            <text:p>Jacoco fix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7:.C117])" office:value-type="float" office:value="10.45">
            <text:p>10,4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3">
            <text:p>13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Permission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NoOpPassword encoder en testen+ fixen function mapp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uthorisatie in controller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2:.C124])" office:value-type="float" office:value="4.25">
            <text:p>4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espreking milestone2 met begeleid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7" office:value-type="float" office:value="0.2">
            <text:p>0,2</text:p>
          </table:table-cell>
          <table:table-cell table:style-name="ce17" office:value-type="string">
            <text:p>Deployen van fixes gisterenavo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fronden milestone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antal fixes voor frontend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7" office:value-type="float" office:value="6">
            <text:p>6</text:p>
          </table:table-cell>
          <table:table-cell table:style-name="ce17" office:value-type="string">
            <text:p>Nachtwerk dao's, sonarqube, deel invoiceservice, JP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Afronden authoriz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Herwerken authorizatie na API upd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Uitzoeken waarom Spring lastig doet over pdf's (blijkbaar @Component verget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7" office:value-type="float" office:value="6.5">
            <text:p>6,5</text:p>
          </table:table-cell>
          <table:table-cell table:style-name="ce17" office:value-type="string">
            <text:p>Poging tot opstellen pdf's + Authorisatie voor en na api verandering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9:.C136])" office:value-type="float" office:value="17.7">
            <text:p>17,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4">
            <text:p>24/04/17</text:p>
          </table:table-cell>
          <table:table-cell table:style-name="ce17" office:value-type="float" office:value="3.5">
            <text:p>3,5</text:p>
          </table:table-cell>
          <table:table-cell table:style-name="ce17" office:value-type="string">
            <text:p>Uitzoeken waarom backupserver gecrashed i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5">
            <text:p>25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Nog steeds niet gevonden, opgegeven, clean instal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7">
            <text:p>27/04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Kleine fixes en een paar redeploys gedurende de wee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Lezen en begrijpen Niko's co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InvoiceItems + refactoring Niko's code zodat deze hiervan gebruik maak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Vinden van alle nodige correcties van een vloo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Rest endpoints voor aanvragen correcties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7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42:.C151])" office:value-type="float" office:value="11.25">
            <text:p>1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0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4">
            <text:p>04/05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1">
            <text:p>01/05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egin correctioninvoic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Debuggen en corrigeren invoic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Verder debuggen + eager loaden + optimaliseren invoice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56:.C159])" office:value-type="float" office:value="16.75">
            <text:p>1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1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9">
            <text:p>09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Meeting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7" office:value-type="string">
            <text:p>13/5/17-14/5/17</text:p>
          </table:table-cell>
          <table:table-cell table:style-name="ce17" office:value-type="float" office:value="9">
            <text:p>9</text:p>
          </table:table-cell>
          <table:table-cell table:style-name="ce17" office:value-type="string">
            <text:p>Lezen documentatie + werkende krijgen Spring Security tests + eerste authenticatie en authorizatie tests (+- 80% coverage op de package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14">
            <text:p>14/05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Invoice pdfs fixen + InvoiceItem.tax + Locale fix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4:.C166])" office:value-type="float" office:value="13">
            <text:p>13</text:p>
          </table:table-cell>
          <table:table-cell table:style-name="ce6"/>
          <table:table-cell table:number-columns-repeated="1020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16/05/2017</text:date>, <text:time>14:07:2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5-16T14:07:21.45</dc:date>
    <meta:print-date>2017-03-07T01:38:41Z</meta:print-date>
    <meta:editing-cycles>60</meta:editing-cycles>
    <meta:editing-duration>PT5H9M18S</meta:editing-duration>
    <meta:document-statistic meta:table-count="8" meta:cell-count="2694" meta:object-count="0"/>
  </office:meta>
</office:document-meta>
</file>